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b350" officeooo:paragraph-rsid="001fb350"/>
    </style:style>
    <style:style style:name="P2" style:family="paragraph" style:parent-style-name="Standard">
      <style:text-properties officeooo:paragraph-rsid="001fb350"/>
    </style:style>
    <style:style style:name="P3" style:family="paragraph" style:parent-style-name="Table_20_Contents">
      <style:text-properties style:font-name="Helvetica" officeooo:rsid="000de120" officeooo:paragraph-rsid="001fb350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fb350" style:font-weight-asian="bold" style:font-weight-complex="bold"/>
    </style:style>
    <style:style style:name="P5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fb350"/>
    </style:style>
    <style:style style:name="P6" style:family="paragraph" style:parent-style-name="Table_20_Contents">
      <style:text-properties style:font-name="Helvetica" style:text-underline-style="none" officeooo:rsid="000de120" officeooo:paragraph-rsid="001fb350"/>
    </style:style>
    <style:style style:name="P7" style:family="paragraph" style:parent-style-name="Table_20_Contents">
      <style:text-properties style:font-name="Helvetica" fo:font-weight="bold" officeooo:rsid="000de120" officeooo:paragraph-rsid="001fb350" style:font-weight-asian="bold" style:font-weight-complex="bold"/>
    </style:style>
    <style:style style:name="P8" style:family="paragraph" style:parent-style-name="Table_20_Contents">
      <style:text-properties style:font-name="Helvetica" fo:font-weight="normal" officeooo:rsid="000de120" officeooo:paragraph-rsid="001fb350" style:font-weight-asian="normal" style:font-weight-complex="normal"/>
    </style:style>
    <style:style style:name="P9" style:family="paragraph" style:parent-style-name="Table_20_Contents" style:list-style-name="L4">
      <style:text-properties style:font-name="Helvetica" fo:font-weight="normal" officeooo:rsid="000eb5f2" officeooo:paragraph-rsid="001fb350" style:font-weight-asian="normal" style:font-weight-complex="normal"/>
    </style:style>
    <style:style style:name="P10" style:family="paragraph" style:parent-style-name="Table_20_Contents" style:list-style-name="L5">
      <style:text-properties style:font-name="Helvetica" fo:font-weight="normal" officeooo:rsid="000eb5f2" officeooo:paragraph-rsid="001fb350" style:font-weight-asian="normal" style:font-weight-complex="normal"/>
    </style:style>
    <style:style style:name="P11" style:family="paragraph" style:parent-style-name="Table_20_Contents" style:list-style-name="L6">
      <style:text-properties style:font-name="Helvetica" fo:font-weight="normal" officeooo:rsid="0020f32e" officeooo:paragraph-rsid="0020f32e" style:font-weight-asian="normal" style:font-weight-complex="normal"/>
    </style:style>
    <style:style style:name="P12" style:family="paragraph" style:parent-style-name="Table_20_Contents" style:list-style-name="L7">
      <style:text-properties style:font-name="Helvetica" fo:font-weight="normal" officeooo:rsid="0020f32e" officeooo:paragraph-rsid="0020f32e" style:font-weight-asian="normal" style:font-weight-complex="normal"/>
    </style:style>
    <style:style style:name="P13" style:family="paragraph" style:parent-style-name="Table_20_Contents">
      <style:text-properties style:font-name="Helvetica" officeooo:paragraph-rsid="001fb350"/>
    </style:style>
    <style:style style:name="T1" style:family="text">
      <style:text-properties officeooo:rsid="001fb35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4bfb"/>
    </style:style>
    <style:style style:name="T4" style:family="text">
      <style:text-properties style:text-position="super 58%" officeooo:rsid="001ff0e7"/>
    </style:style>
    <style:style style:name="T5" style:family="text">
      <style:text-properties style:text-position="0% 100%" fo:font-weight="normal" officeooo:rsid="001cd9f8" style:font-weight-asian="normal" style:font-weight-complex="normal"/>
    </style:style>
    <style:style style:name="T6" style:family="text">
      <style:text-properties officeooo:rsid="001d4bf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f0e7"/>
    </style:style>
    <style:style style:name="T10" style:family="text">
      <style:text-properties officeooo:rsid="0020f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Project Name: Retail Web Turnkey</text:p>
            <text:p text:style-name="P3">Date: Friday <text:span text:style-name="T9">21</text:span><text:span text:style-name="T4">st</text:span> <text:span text:style-name="T9">July</text:span> 2017</text:p>
            <text:p text:style-name="P3">Reporting Period: <text:span text:style-name="T1">Monday 17</text:span><text:span text:style-name="T2">th </text:span><text:span text:style-name="T5">July</text:span> – Sunday <text:span text:style-name="T6">23</text:span><text:span text:style-name="T3">rd</text:span> <text:span text:style-name="T6">July</text:span> 2017</text:p>
          </table:table-cell>
        </table:table-row>
        <table:table-row>
          <table:table-cell table:style-name="Table1.A2" office:value-type="string">
            <text:p text:style-name="P4">Administrative Checks<text:span text:style-name="T7">:</text:span></text:p>
            <text:p text:style-name="P5"/>
            <text:p text:style-name="P6">Target total hours to date: </text:p>
            <text:p text:style-name="P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3">James Owens</text:p>
                </table:table-cell>
                <table:table-cell table:style-name="Table2.A1" office:value-type="string">
                  <text:p text:style-name="P3">Mark Omadto</text:p>
                </table:table-cell>
                <table:table-cell table:style-name="Table2.D1" office:value-type="string">
                  <text:p text:style-name="P3">Tom Misikea</text:p>
                </table:table-cell>
              </table:table-row>
              <table:table-row>
                <table:table-cell table:style-name="Table2.A2" office:value-type="string">
                  <text:p text:style-name="P3">Timecard:</text:p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D2" office:value-type="string">
                  <text:p text:style-name="P13"/>
                </table:table-cell>
              </table:table-row>
              <table:table-row>
                <table:table-cell table:style-name="Table2.A2" office:value-type="string">
                  <text:p text:style-name="P3">Total Hours to date:</text:p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D2" office:value-type="string">
                  <text:p text:style-name="P13"/>
                </table:table-cell>
              </table:table-row>
              <table:table-row>
                <table:table-cell table:style-name="Table2.A2" office:value-type="string">
                  <text:p text:style-name="P3">Personal log:</text:p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D2" office:value-type="string">
                  <text:p text:style-name="P13"/>
                </table:table-cell>
              </table:table-row>
              <table:table-row>
                <table:table-cell table:style-name="Table2.A2" office:value-type="string">
                  <text:p text:style-name="P3">Project Diary:</text:p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D2" office:value-type="string">
                  <text:p text:style-name="P13"/>
                </table:table-cell>
              </table:table-row>
            </table:table>
            <text:p text:style-name="P6"/>
            <text:p text:style-name="P5"><text:span text:style-name="T8">Allocated Duties</text:span>:</text:p>
            <text:p text:style-name="P6">Backups taken: <text:s/><text:span text:style-name="T10">0</text:span></text:p>
            <text:p text:style-name="P6">Backups tested: <text:span text:style-name="T10">0</text:span></text:p>
          </table:table-cell>
        </table:table-row>
        <table:table-row>
          <table:table-cell table:style-name="Table1.A2" office:value-type="string">
            <text:p text:style-name="P7">Work Completed this reporting period: </text:p>
            <text:p text:style-name="P8">James: </text:p>
            <text:list xml:id="list6621163469517012979" text:style-name="L6">
              <text:list-item>
                <text:p text:style-name="P11">Lead the inaugural project team meeting.</text:p>
              </text:list-item>
              <text:list-item>
                <text:p text:style-name="P11">Researched and setup the team’s git repository.</text:p>
              </text:list-item>
              <text:list-item>
                <text:p text:style-name="P11">Began initial work on the Project Proposal.</text:p>
              </text:list-item>
              <text:list-item>
                <text:p text:style-name="P11">Total Hours: </text:p>
              </text:list-item>
            </text:list>
            <text:p text:style-name="P8">Mark:</text:p>
            <text:list xml:id="list4821263483542323660" text:style-name="L4">
              <text:list-header>
                <text:p text:style-name="P9"/>
              </text:list-header>
            </text:list>
            <text:p text:style-name="P8">Tom:</text:p>
            <text:list xml:id="list1383705299176894859" text:style-name="L5">
              <text:list-header>
                <text:p text:style-name="P10"/>
              </text:list-header>
            </text:list>
          </table:table-cell>
        </table:table-row>
        <table:table-row>
          <table:table-cell table:style-name="Table1.A2" office:value-type="string">
            <text:p text:style-name="P7">Work to complete for next reporting period:</text:p>
            <text:p text:style-name="P8">James:</text:p>
            <text:list xml:id="list5982675418353844831" text:style-name="L7">
              <text:list-item>
                <text:p text:style-name="P12">Continue work on the Project Proposal.</text:p>
              </text:list-item>
              <text:list-item>
                <text:p text:style-name="P12">Total Hours:</text:p>
              </text:list-item>
            </text:list>
            <text:p text:style-name="P8">Mark: </text:p>
            <text:p text:style-name="P8">Tom:</text:p>
          </table:table-cell>
        </table:table-row>
        <table:table-row>
          <table:table-cell table:style-name="Table1.A2" office:value-type="string">
            <text:p text:style-name="P7">What’s going well:</text:p>
          </table:table-cell>
        </table:table-row>
        <table:table-row>
          <table:table-cell table:style-name="Table1.A2" office:value-type="string">
            <text:p text:style-name="P7">What’s not going well:</text:p>
            <text:p text:style-name="P8"/>
          </table:table-cell>
        </table:table-row>
        <table:table-row>
          <table:table-cell table:style-name="Table1.A2" office:value-type="string">
            <text:p text:style-name="P7">Suggestions/issues:</text:p>
            <text:p text:style-name="P8"/>
          </table:table-cell>
        </table:table-row>
        <table:table-row>
          <table:table-cell table:style-name="Table1.A2" office:value-type="string">
            <text:p text:style-name="P7">Project Changes:</text:p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11:34.548175048</meta:creation-date>
    <dc:date>2017-08-18T16:29:35.598726667</dc:date>
    <meta:editing-duration>PT8M2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35" meta:word-count="115" meta:character-count="696" meta:non-whitespace-character-count="615"/>
  </office:meta>
</office:document-meta>
</file>